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9.5pt" fo:background-color="#ffffff" style:font-size-asian="9.5pt"/>
    </style:style>
    <style:style style:name="T1" style:family="text">
      <style:text-properties fo:color="#808080" style:font-name="Consolas" fo:font-size="9.5pt" fo:background-color="#ffffff" loext:char-shading-value="0" style:font-size-asian="9.5pt"/>
    </style:style>
    <style:style style:name="T2" style:family="text">
      <style:text-properties fo:color="#000000" style:font-name="Consolas" fo:font-size="9.5pt" fo:background-color="#ffffff" loext:char-shading-value="0" style:font-size-asian="9.5pt"/>
    </style:style>
    <style:style style:name="T3" style:family="text">
      <style:text-properties fo:color="#6f008a" style:font-name="Consolas" fo:font-size="9.5pt" fo:background-color="#ffffff" loext:char-shading-value="0" style:font-size-asian="9.5pt"/>
    </style:style>
    <style:style style:name="T4" style:family="text">
      <style:text-properties fo:color="#a31515" style:font-name="Consolas" fo:font-size="9.5pt" fo:background-color="#ffffff" loext:char-shading-value="0" style:font-size-asian="9.5pt"/>
    </style:style>
    <style:style style:name="T5" style:family="text">
      <style:text-properties fo:color="#0000ff" style:font-name="Consolas" fo:font-size="9.5pt" fo:background-color="#ffffff" loext:char-shading-value="0" style:font-size-asian="9.5pt"/>
    </style:style>
    <style:style style:name="T6" style:family="text">
      <style:text-properties fo:color="#2b91af" style:font-name="Consolas" fo:font-size="9.5pt" fo:background-color="#ffffff" loext:char-shading-value="0" style:font-size-asian="9.5pt"/>
    </style:style>
    <style:style style:name="T7" style:family="text">
      <style:text-properties fo:color="#008000" style:font-name="Consolas" fo:font-size="9.5pt" fo:background-color="#ffffff" loext:char-shading-value="0" style:font-size-asian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#define</text:span><text:span text:style-name="T2"> </text:span><text:span text:style-name="T3">_CRT_SECURE_NO_WARNINGS</text:span></text:p>
      <text:p text:style-name="Standard"><text:span text:style-name="T1">#include</text:span><text:span text:style-name="T2"> </text:span><text:span text:style-name="T4">&lt;stdio.h&gt;</text:span></text:p>
      <text:p text:style-name="Standard"><text:span text:style-name="T1">#include</text:span><text:span text:style-name="T2"> </text:span><text:span text:style-name="T4">&lt;string.h&gt;</text:span></text:p>
      <text:p text:style-name="Standard"><text:span text:style-name="T1">#include</text:span><text:span text:style-name="T2"> </text:span><text:span text:style-name="T4">&lt;stdlib.h&gt;</text:span></text:p>
      <text:p text:style-name="P1"/>
      <text:p text:style-name="Standard"><text:span text:style-name="T5">typedef</text:span><text:span text:style-name="T2"> </text:span><text:span text:style-name="T5">struct</text:span><text:span text:style-name="T2"> </text:span><text:span text:style-name="T6">BESTELLUNG_T</text:span><text:span text:style-name="T2"> {</text:span></text:p>
      <text:p text:style-name="Standard"><text:span text:style-name="T2"><text:tab/></text:span><text:span text:style-name="T5">unsigned</text:span><text:span text:style-name="T2"> </text:span><text:span text:style-name="T5">int</text:span><text:span text:style-name="T2"> bestellnr;</text:span></text:p>
      <text:p text:style-name="Standard"><text:span text:style-name="T2"><text:tab/></text:span><text:span text:style-name="T5">char</text:span><text:span text:style-name="T2"> <text:s text:c="8"/>datum[10];</text:span></text:p>
      <text:p text:style-name="Standard"><text:span text:style-name="T2"><text:tab/></text:span><text:span text:style-name="T5">char</text:span><text:span text:style-name="T2"> <text:s text:c="8"/>artikel[30];</text:span></text:p>
      <text:p text:style-name="Standard"><text:span text:style-name="T2"><text:tab/></text:span><text:span text:style-name="T5">unsigned</text:span><text:span text:style-name="T2"> </text:span><text:span text:style-name="T5">int</text:span><text:span text:style-name="T2"> anzahl;</text:span></text:p>
      <text:p text:style-name="Standard"><text:span text:style-name="T2"><text:tab/></text:span><text:span text:style-name="T5">unsigned</text:span><text:span text:style-name="T2"> </text:span><text:span text:style-name="T5">int</text:span><text:span text:style-name="T2"> kundennr;</text:span></text:p>
      <text:p text:style-name="Standard"><text:span text:style-name="T2"><text:tab/></text:span><text:span text:style-name="T5">char</text:span><text:span text:style-name="T2"> <text:s text:c="8"/>status[15];</text:span></text:p>
      <text:p text:style-name="Standard"><text:span text:style-name="T2"><text:tab/></text:span><text:span text:style-name="T5">char</text:span><text:span text:style-name="T2"> <text:s text:c="8"/>ldatum[10]; </text:span><text:span text:style-name="T7">//Lieferungsdatum</text:span></text:p>
      <text:p text:style-name="Standard"><text:span text:style-name="T2"><text:tab/></text:span><text:span text:style-name="T5">struct</text:span><text:span text:style-name="T2"> <text:s text:c="6"/></text:span><text:span text:style-name="T6">BESTELLUNG_T</text:span><text:span text:style-name="T2"> *next;</text:span></text:p>
      <text:p text:style-name="Standard"><text:span text:style-name="T2">} </text:span><text:span text:style-name="T6">BESTELLUNG</text:span><text:span text:style-name="T2">;</text:span></text:p>
      <text:p text:style-name="P1"/>
      <text:p text:style-name="Standard"><text:span text:style-name="T5">int</text:span><text:span text:style-name="T2"> einfuegen(</text:span><text:span text:style-name="T6">BESTELLUNG</text:span><text:span text:style-name="T2"> **</text:span><text:span text:style-name="T1">ptr_liste</text:span><text:span text:style-name="T2">,</text:span></text:p>
      <text:p text:style-name="Standard"><text:span text:style-name="T2"><text:tab/></text:span><text:span text:style-name="T5">unsigned</text:span><text:span text:style-name="T2"> </text:span><text:span text:style-name="T5">int</text:span><text:span text:style-name="T2"> </text:span><text:span text:style-name="T1">bestellnr</text:span><text:span text:style-name="T2">,</text:span></text:p>
      <text:p text:style-name="Standard"><text:span text:style-name="T2"><text:tab/></text:span><text:span text:style-name="T5">char</text:span><text:span text:style-name="T2"> <text:s text:c="8"/></text:span><text:span text:style-name="T1">datum</text:span><text:span text:style-name="T2">[10],</text:span></text:p>
      <text:p text:style-name="Standard"><text:span text:style-name="T2"><text:tab/></text:span><text:span text:style-name="T5">char</text:span><text:span text:style-name="T2"> <text:s text:c="8"/></text:span><text:span text:style-name="T1">artikel</text:span><text:span text:style-name="T2">[30],</text:span></text:p>
      <text:p text:style-name="Standard"><text:span text:style-name="T2"><text:tab/></text:span><text:span text:style-name="T5">unsigned</text:span><text:span text:style-name="T2"> </text:span><text:span text:style-name="T5">int</text:span><text:span text:style-name="T2"> </text:span><text:span text:style-name="T1">anzahl</text:span><text:span text:style-name="T2">,</text:span></text:p>
      <text:p text:style-name="Standard"><text:span text:style-name="T2"><text:tab/></text:span><text:span text:style-name="T5">unsigned</text:span><text:span text:style-name="T2"> </text:span><text:span text:style-name="T5">int</text:span><text:span text:style-name="T2"> </text:span><text:span text:style-name="T1">kundennr</text:span><text:span text:style-name="T2">,</text:span></text:p>
      <text:p text:style-name="Standard"><text:span text:style-name="T2"><text:tab/></text:span><text:span text:style-name="T5">char</text:span><text:span text:style-name="T2"> <text:s text:c="8"/></text:span><text:span text:style-name="T1">status</text:span><text:span text:style-name="T2">[15],</text:span></text:p>
      <text:p text:style-name="Standard"><text:span text:style-name="T2"><text:tab/></text:span><text:span text:style-name="T5">char</text:span><text:span text:style-name="T2"> <text:s text:c="2"/></text:span><text:span text:style-name="T1">ldatum</text:span><text:span text:style-name="T2">[10])</text:span></text:p>
      <text:p text:style-name="Standard"><text:span text:style-name="T2">{</text:span></text:p>
      <text:p text:style-name="Standard"><text:span text:style-name="T2"><text:tab/></text:span><text:span text:style-name="T6">BESTELLUNG</text:span><text:span text:style-name="T2"> *neu, *ptr; <text:s/></text:span><text:span text:style-name="T7">//ptr - aktuell</text:span></text:p>
      <text:p text:style-name="Standard"><text:span text:style-name="T2"><text:tab/>neu = (</text:span><text:span text:style-name="T6">BESTELLUNG</text:span><text:span text:style-name="T2">*)malloc(</text:span><text:span text:style-name="T5">sizeof</text:span><text:span text:style-name="T2">(</text:span><text:span text:style-name="T6">BESTELLUNG</text:span><text:span text:style-name="T2">));</text:span></text:p>
      <text:p text:style-name="Standard"><text:span text:style-name="T2"><text:tab/></text:span><text:span text:style-name="T5">if</text:span><text:span text:style-name="T2"> (!neu)</text:span></text:p>
      <text:p text:style-name="Standard"><text:span text:style-name="T2"><text:tab/><text:tab/></text:span><text:span text:style-name="T5">return</text:span><text:span text:style-name="T2"> 1;</text:span></text:p>
      <text:p text:style-name="P1"/>
      <text:p text:style-name="Standard"><text:span text:style-name="T2"><text:tab/>neu-&gt;bestellnr = </text:span><text:span text:style-name="T1">bestellnr</text:span><text:span text:style-name="T2">;</text:span></text:p>
      <text:p text:style-name="Standard"><text:span text:style-name="T2"><text:tab/>strcpy(neu-&gt;datum, </text:span><text:span text:style-name="T1">datum</text:span><text:span text:style-name="T2">);</text:span></text:p>
      <text:p text:style-name="Standard"><text:span text:style-name="T2"><text:tab/>strcpy(neu-&gt;artikel, </text:span><text:span text:style-name="T1">artikel</text:span><text:span text:style-name="T2">);</text:span></text:p>
      <text:p text:style-name="Standard"><text:span text:style-name="T2"><text:tab/>neu-&gt;anzahl = </text:span><text:span text:style-name="T1">anzahl</text:span><text:span text:style-name="T2">;</text:span></text:p>
      <text:p text:style-name="Standard"><text:span text:style-name="T2"><text:tab/>neu-&gt;kundennr = </text:span><text:span text:style-name="T1">kundennr</text:span><text:span text:style-name="T2">;</text:span></text:p>
      <text:p text:style-name="Standard"><text:span text:style-name="T2"><text:tab/>strcpy(neu-&gt;status, </text:span><text:span text:style-name="T1">status</text:span><text:span text:style-name="T2">);</text:span></text:p>
      <text:p text:style-name="Standard"><text:span text:style-name="T2"><text:tab/>strcpy(neu-&gt;ldatum, </text:span><text:span text:style-name="T1">ldatum</text:span><text:span text:style-name="T2">);</text:span></text:p>
      <text:p text:style-name="P1"/>
      <text:p text:style-name="Standard"><text:span text:style-name="T2"><text:tab/>neu-&gt;next = </text:span><text:span text:style-name="T3">NULL</text:span><text:span text:style-name="T2">; </text:span><text:span text:style-name="T7">//wir fügen das Element am Ende ein, damit es keinen Nachfolger hat</text:span></text:p>
      <text:p text:style-name="P1"/>
      <text:p text:style-name="P1"/>
      <text:p text:style-name="Standard"><text:span text:style-name="T2"><text:s text:c="4"/></text:span><text:span text:style-name="T7">//jetzt einketten</text:span></text:p>
      <text:p text:style-name="Standard"><text:span text:style-name="T2"><text:tab/></text:span><text:span text:style-name="T5">if</text:span><text:span text:style-name="T2"> (*</text:span><text:span text:style-name="T1">ptr_liste</text:span><text:span text:style-name="T2"> == </text:span><text:span text:style-name="T3">NULL</text:span><text:span text:style-name="T2">)</text:span></text:p>
      <text:p text:style-name="Standard"><text:span text:style-name="T2"><text:tab/>{</text:span></text:p>
      <text:p text:style-name="Standard"><text:span text:style-name="T2"><text:tab/><text:tab/>*</text:span><text:span text:style-name="T1">ptr_liste</text:span><text:span text:style-name="T2"> = neu; <text:s/></text:span><text:span text:style-name="T7">//hier sieht man, dass liste per Call-by-Ref übergeben werden musste</text:span></text:p>
      <text:p text:style-name="Standard"><text:span text:style-name="T2"><text:tab/>}</text:span></text:p>
      <text:p text:style-name="Standard"><text:span text:style-name="T2"><text:tab/></text:span><text:span text:style-name="T5">else</text:span></text:p>
      <text:p text:style-name="Standard"><text:span text:style-name="T2"><text:tab/>{</text:span></text:p>
      <text:p text:style-name="Standard"><text:span text:style-name="T2"><text:tab/><text:tab/>ptr = *</text:span><text:span text:style-name="T1">ptr_liste</text:span><text:span text:style-name="T2">;</text:span></text:p>
      <text:p text:style-name="Standard"><text:span text:style-name="T2"><text:tab/><text:tab/></text:span><text:span text:style-name="T5">while</text:span><text:span text:style-name="T2"> (ptr-&gt;next != </text:span><text:span text:style-name="T3">NULL</text:span><text:span text:style-name="T2">) </text:span><text:span text:style-name="T7">//'Vorwärts hangeln' bis zum letzten Element</text:span></text:p>
      <text:p text:style-name="Standard"><text:span text:style-name="T2"><text:tab/><text:tab/><text:tab/>ptr = ptr-&gt;next;</text:span></text:p>
      <text:p text:style-name="Standard"><text:span text:style-name="T2"><text:tab/><text:tab/>ptr-&gt;next = neu; <text:s text:c="2"/></text:span><text:span text:style-name="T7">//Damit ist ein neues Element als Nachfolger von dem bislang letzten Element eingekettet<text:tab/><text:tab/><text:tab/><text:tab/><text:tab/><text:tab/><text:tab/><text:tab/><text:tab/><text:tab/><text:tab/><text:tab/><text:tab/><text:tab/></text:span></text:p>
      <text:p text:style-name="Standard"><text:span text:style-name="T2"><text:tab/>}</text:span></text:p>
      <text:p text:style-name="P1"/>
      <text:p text:style-name="Standard"><text:span text:style-name="T2"><text:tab/></text:span><text:span text:style-name="T5">return</text:span><text:span text:style-name="T2"> 0; <text:s/></text:span><text:span text:style-name="T7">//hier signalisieren, dass ein Element eingefügt wurde</text:span></text:p>
      <text:p text:style-name="Standard"><text:span text:style-name="T2">}</text:span></text:p>
      <text:p text:style-name="Standard"><text:span text:style-name="T5">void</text:span><text:span text:style-name="T2"> datei(</text:span><text:span text:style-name="T6">BESTELLUNG</text:span><text:span text:style-name="T2"> **</text:span><text:span text:style-name="T1">ptr_liste</text:span><text:span text:style-name="T2">) </text:span><text:span text:style-name="T7">//Datei speichern</text:span></text:p>
      <text:p text:style-name="Standard"><text:span text:style-name="T2">{</text:span></text:p>
      <text:p text:style-name="Standard"><text:span text:style-name="T2"><text:tab/></text:span><text:span text:style-name="T6">FILE</text:span><text:span text:style-name="T2"> *fdatei;</text:span></text:p>
      <text:p text:style-name="Standard"><text:span text:style-name="T2"><text:tab/></text:span><text:span text:style-name="T6">BESTELLUNG</text:span><text:span text:style-name="T2"> neu_elem; </text:span><text:span text:style-name="T7">//Hilfszeiger um alle Elemente abzulaufen</text:span></text:p>
      <text:p text:style-name="Standard"><text:span text:style-name="T2"><text:tab/></text:span><text:span text:style-name="T5">char</text:span><text:span text:style-name="T2"> datei_zk[1024];</text:span></text:p>
      <text:p text:style-name="Standard"><text:span text:style-name="T2"><text:tab/></text:span><text:span text:style-name="T5">char</text:span><text:span text:style-name="T2"> *zeiger_datei_zk;</text:span></text:p>
      <text:p text:style-name="Standard"><text:soft-page-break/><text:span text:style-name="T2"><text:tab/>fdatei = fopen(</text:span><text:span text:style-name="T4">"C://Prog//bestellungen.txt"</text:span><text:span text:style-name="T2">, </text:span><text:span text:style-name="T4">"r+"</text:span><text:span text:style-name="T2">);</text:span></text:p>
      <text:p text:style-name="Standard"><text:span text:style-name="T2"><text:tab/></text:span><text:span text:style-name="T5">if</text:span><text:span text:style-name="T2"> (fdatei != </text:span><text:span text:style-name="T3">NULL</text:span><text:span text:style-name="T2">) {</text:span></text:p>
      <text:p text:style-name="Standard"><text:span text:style-name="T2"><text:tab/><text:tab/></text:span></text:p>
      <text:p text:style-name="Standard"><text:span text:style-name="T2"><text:tab/><text:tab/></text:span><text:span text:style-name="T5">while</text:span><text:span text:style-name="T2"> (!feof(fdatei))</text:span></text:p>
      <text:p text:style-name="Standard"><text:span text:style-name="T2"><text:tab/><text:tab/>{</text:span></text:p>
      <text:p text:style-name="Standard"><text:span text:style-name="T2"><text:tab/><text:tab/><text:tab/></text:span><text:span text:style-name="T7">//alle Elemente auf 0 setzen</text:span></text:p>
      <text:p text:style-name="Standard"><text:span text:style-name="T2"><text:tab/><text:tab/><text:tab/>neu_elem.bestellnr = 0;</text:span></text:p>
      <text:p text:style-name="Standard"><text:span text:style-name="T2"><text:tab/><text:tab/><text:tab/>strcpy(neu_elem.datum, </text:span><text:span text:style-name="T4">" "</text:span><text:span text:style-name="T2">);</text:span></text:p>
      <text:p text:style-name="Standard"><text:span text:style-name="T2"><text:tab/><text:tab/><text:tab/>strcpy(neu_elem.artikel, </text:span><text:span text:style-name="T4">" "</text:span><text:span text:style-name="T2">);</text:span></text:p>
      <text:p text:style-name="Standard"><text:span text:style-name="T2"><text:tab/><text:tab/><text:tab/>neu_elem.anzahl = 0;</text:span></text:p>
      <text:p text:style-name="Standard"><text:span text:style-name="T2"><text:tab/><text:tab/><text:tab/>neu_elem.kundennr = 0;</text:span></text:p>
      <text:p text:style-name="Standard"><text:span text:style-name="T2"><text:tab/><text:tab/><text:tab/>strcpy(neu_elem.status, </text:span><text:span text:style-name="T4">" "</text:span><text:span text:style-name="T2">);</text:span></text:p>
      <text:p text:style-name="Standard"><text:span text:style-name="T2"><text:tab/><text:tab/><text:tab/>strcpy(neu_elem.ldatum, </text:span><text:span text:style-name="T4">" "</text:span><text:span text:style-name="T2">);</text:span></text:p>
      <text:p text:style-name="Standard"><text:span text:style-name="T2"><text:tab/><text:tab/><text:tab/></text:span><text:span text:style-name="T7">//</text:span></text:p>
      <text:p text:style-name="P1"/>
      <text:p text:style-name="Standard"><text:span text:style-name="T2"><text:tab/><text:tab/><text:tab/>fscanf(fdatei, </text:span><text:span text:style-name="T4">"%04d %s %07d <text:s/>%s %d %s"</text:span><text:span text:style-name="T2">, &amp;neu_elem.bestellnr, neu_elem.datum, &amp;neu_elem.kundennr, neu_elem.artikel, &amp;neu_elem.anzahl, neu_elem.status);</text:span></text:p>
      <text:p text:style-name="Standard"><text:span text:style-name="T2"><text:tab/><text:tab/><text:tab/></text:span><text:span text:style-name="T5">if</text:span><text:span text:style-name="T2"> (strcmp(neu_elem.status, </text:span><text:span text:style-name="T4">"BESTELLT"</text:span><text:span text:style-name="T2">))</text:span></text:p>
      <text:p text:style-name="Standard"><text:span text:style-name="T2"><text:tab/><text:tab/><text:tab/><text:tab/>fscanf(fdatei, </text:span><text:span text:style-name="T4">"%s"</text:span><text:span text:style-name="T2">, neu_elem.ldatum);</text:span></text:p>
      <text:p text:style-name="Standard"><text:span text:style-name="T2"><text:tab/><text:tab/></text:span></text:p>
      <text:p text:style-name="Standard"><text:span text:style-name="T2"><text:tab/><text:tab/><text:tab/></text:span><text:span text:style-name="T5">if</text:span><text:span text:style-name="T2"> (neu_elem.bestellnr != 0)</text:span></text:p>
      <text:p text:style-name="Standard"><text:span text:style-name="T2"><text:tab/><text:tab/><text:tab/><text:tab/>einfuegen(</text:span><text:span text:style-name="T1">ptr_liste</text:span><text:span text:style-name="T2">, neu_elem.bestellnr, neu_elem.datum, neu_elem.artikel, neu_elem.anzahl, neu_elem.kundennr, neu_elem.status, neu_elem.ldatum);</text:span></text:p>
      <text:p text:style-name="P1"/>
      <text:p text:style-name="Standard"><text:span text:style-name="T2"><text:tab/><text:tab/>}</text:span></text:p>
      <text:p text:style-name="Standard"><text:span text:style-name="T2"><text:tab/>}</text:span></text:p>
      <text:p text:style-name="Standard"><text:span text:style-name="T2"><text:tab/></text:span><text:span text:style-name="T5">else</text:span><text:span text:style-name="T2"> printf(</text:span><text:span text:style-name="T4">"Fehler: Datei kann nicht geoeffnet werden"</text:span><text:span text:style-name="T2">);</text:span></text:p>
      <text:p text:style-name="P1"/>
      <text:p text:style-name="Standard"><text:span text:style-name="T2"><text:tab/>fclose(fdatei);</text:span></text:p>
      <text:p text:style-name="Standard"><text:span text:style-name="T2">}</text:span></text:p>
      <text:p text:style-name="P1"/>
      <text:p text:style-name="Standard"><text:span text:style-name="T5">void</text:span><text:span text:style-name="T2"> aufnahme_bestellung(</text:span><text:span text:style-name="T6">BESTELLUNG</text:span><text:span text:style-name="T2"> **</text:span><text:span text:style-name="T1">ptr_liste</text:span><text:span text:style-name="T2">)</text:span></text:p>
      <text:p text:style-name="Standard"><text:span text:style-name="T2">{</text:span></text:p>
      <text:p text:style-name="Standard"><text:span text:style-name="T2"><text:tab/></text:span><text:span text:style-name="T5">int</text:span><text:span text:style-name="T2"> n;</text:span></text:p>
      <text:p text:style-name="Standard"><text:span text:style-name="T2"><text:tab/></text:span><text:span text:style-name="T6">BESTELLUNG</text:span><text:span text:style-name="T2"> neu_elem;</text:span></text:p>
      <text:p text:style-name="P1"/>
      <text:p text:style-name="Standard"><text:span text:style-name="T2"><text:tab/></text:span><text:span text:style-name="T7">//Die Bestellungsnummer eingeben</text:span></text:p>
      <text:p text:style-name="Standard"><text:span text:style-name="T2"><text:tab/>printf(</text:span><text:span text:style-name="T4">"Geben Sie die Bestellnr. ein : \n"</text:span><text:span text:style-name="T2">);</text:span></text:p>
      <text:p text:style-name="Standard"><text:span text:style-name="T2"><text:tab/>n = scanf(</text:span><text:span text:style-name="T4">"%d"</text:span><text:span text:style-name="T2">, &amp;neu_elem.bestellnr);</text:span></text:p>
      <text:p text:style-name="Standard"><text:span text:style-name="T2"><text:tab/>getchar();</text:span></text:p>
      <text:p text:style-name="Standard"><text:span text:style-name="T2"><text:tab/></text:span><text:span text:style-name="T5">while</text:span><text:span text:style-name="T2"> (!n || n == </text:span><text:span text:style-name="T3">EOF</text:span><text:span text:style-name="T2"> || neu_elem.bestellnr &lt;= 0 || neu_elem.bestellnr &gt; 9999) {</text:span></text:p>
      <text:p text:style-name="Standard"><text:span text:style-name="T2"><text:tab/><text:tab/>printf(</text:span><text:span text:style-name="T4">"Geben Sie die richtige Bestellnr. ein :\n"</text:span><text:span text:style-name="T2">);</text:span></text:p>
      <text:p text:style-name="Standard"><text:span text:style-name="T2"><text:tab/><text:tab/>n = scanf(</text:span><text:span text:style-name="T4">"%d"</text:span><text:span text:style-name="T2">, &amp;neu_elem.bestellnr);</text:span></text:p>
      <text:p text:style-name="Standard"><text:span text:style-name="T2"><text:tab/><text:tab/>getchar();</text:span></text:p>
      <text:p text:style-name="Standard"><text:span text:style-name="T2"><text:tab/>}</text:span></text:p>
      <text:p text:style-name="P1"/>
      <text:p text:style-name="Standard"><text:span text:style-name="T2"><text:tab/></text:span><text:span text:style-name="T7">//Das Datum eingeben</text:span></text:p>
      <text:p text:style-name="Standard"><text:span text:style-name="T2"><text:tab/>printf(</text:span><text:span text:style-name="T4">"Datum dd.mm.jjjj : \n"</text:span><text:span text:style-name="T2">);</text:span></text:p>
      <text:p text:style-name="Standard"><text:span text:style-name="T2"><text:tab/>n = scanf(</text:span><text:span text:style-name="T4">"%10s"</text:span><text:span text:style-name="T2">, neu_elem.datum);</text:span></text:p>
      <text:p text:style-name="Standard"><text:span text:style-name="T2"><text:tab/>getchar();</text:span></text:p>
      <text:p text:style-name="Standard"><text:span text:style-name="T2"><text:tab/></text:span><text:span text:style-name="T5">while</text:span><text:span text:style-name="T2"> (!n || n == </text:span><text:span text:style-name="T3">EOF</text:span><text:span text:style-name="T2"> || strlen(neu_elem.datum) != 10 || neu_elem.datum[2] != </text:span><text:span text:style-name="T4">'.'</text:span><text:span text:style-name="T2"> || neu_elem.datum[5] != </text:span><text:span text:style-name="T4">'.'</text:span><text:span text:style-name="T2">) {</text:span></text:p>
      <text:p text:style-name="Standard"><text:span text:style-name="T2"><text:tab/><text:tab/>printf(</text:span><text:span text:style-name="T4">"Geben Sie das richtige Datum ein :\n"</text:span><text:span text:style-name="T2">);</text:span></text:p>
      <text:p text:style-name="Standard"><text:span text:style-name="T2"><text:tab/><text:tab/>n = scanf(</text:span><text:span text:style-name="T4">"%10s"</text:span><text:span text:style-name="T2">, neu_elem.datum);</text:span></text:p>
      <text:p text:style-name="Standard"><text:span text:style-name="T2"><text:tab/><text:tab/>getchar();</text:span></text:p>
      <text:p text:style-name="Standard"><text:span text:style-name="T2"><text:tab/>}</text:span></text:p>
      <text:p text:style-name="P1"/>
      <text:p text:style-name="Standard"><text:span text:style-name="T2"><text:tab/></text:span><text:span text:style-name="T7">//Die Kundennr. eingeben</text:span></text:p>
      <text:p text:style-name="Standard"><text:span text:style-name="T2"><text:tab/>printf(</text:span><text:span text:style-name="T4">"Kundennr. : \n"</text:span><text:span text:style-name="T2">);</text:span></text:p>
      <text:p text:style-name="Standard"><text:span text:style-name="T2"><text:tab/>n = scanf(</text:span><text:span text:style-name="T4">"%d"</text:span><text:span text:style-name="T2">, &amp;neu_elem.kundennr);</text:span></text:p>
      <text:p text:style-name="Standard"><text:span text:style-name="T2"><text:tab/>getchar();</text:span></text:p>
      <text:p text:style-name="Standard"><text:span text:style-name="T2"><text:tab/></text:span><text:span text:style-name="T5">while</text:span><text:span text:style-name="T2"> (!n || n == </text:span><text:span text:style-name="T3">EOF</text:span><text:span text:style-name="T2"> || neu_elem.kundennr &lt;= 0 || neu_elem.kundennr &gt; 9999999) {</text:span></text:p>
      <text:p text:style-name="Standard"><text:span text:style-name="T2"><text:tab/><text:tab/>printf(</text:span><text:span text:style-name="T4">"Geben Sie bitte die richtige Kundennr ein : \n"</text:span><text:span text:style-name="T2">);</text:span></text:p>
      <text:p text:style-name="Standard"><text:span text:style-name="T2"><text:tab/><text:tab/>n = scanf(</text:span><text:span text:style-name="T4">"%d"</text:span><text:span text:style-name="T2">, &amp;neu_elem.kundennr);</text:span></text:p>
      <text:p text:style-name="Standard"><text:span text:style-name="T2"><text:tab/><text:tab/>getchar();</text:span></text:p>
      <text:p text:style-name="Standard"><text:soft-page-break/><text:span text:style-name="T2"><text:tab/>}</text:span></text:p>
      <text:p text:style-name="P1"/>
      <text:p text:style-name="Standard"><text:span text:style-name="T2"><text:tab/></text:span><text:span text:style-name="T7">//Die Artikelbezeichnung eingeben</text:span></text:p>
      <text:p text:style-name="Standard"><text:span text:style-name="T2"><text:tab/>printf(</text:span><text:span text:style-name="T4">"Artikel : \n"</text:span><text:span text:style-name="T2">);</text:span></text:p>
      <text:p text:style-name="Standard"><text:span text:style-name="T2"><text:tab/>n = scanf(</text:span><text:span text:style-name="T4">"%30s"</text:span><text:span text:style-name="T2">, neu_elem.artikel);</text:span></text:p>
      <text:p text:style-name="Standard"><text:span text:style-name="T2"><text:tab/></text:span><text:span text:style-name="T7">//getchar();</text:span></text:p>
      <text:p text:style-name="Standard"><text:span text:style-name="T2"><text:tab/></text:span><text:span text:style-name="T5">while</text:span><text:span text:style-name="T2"> (!n || n == </text:span><text:span text:style-name="T3">EOF</text:span><text:span text:style-name="T2">)</text:span><text:span text:style-name="T7">/*|| strlen(neu_elem.artikel) == 0 || strlen (neu_elem.artikel) &gt;= 30)*/</text:span><text:span text:style-name="T2"> {</text:span></text:p>
      <text:p text:style-name="Standard"><text:span text:style-name="T2"><text:tab/><text:tab/>printf(</text:span><text:span text:style-name="T4">"Geben Sie die richtige Artikelbezeichnung ein :\n"</text:span><text:span text:style-name="T2">);</text:span></text:p>
      <text:p text:style-name="Standard"><text:span text:style-name="T2"><text:tab/><text:tab/>n = scanf(</text:span><text:span text:style-name="T4">"%30s"</text:span><text:span text:style-name="T2">, neu_elem.artikel);</text:span></text:p>
      <text:p text:style-name="Standard"><text:span text:style-name="T2"><text:tab/><text:tab/></text:span><text:span text:style-name="T7">//getchar();</text:span></text:p>
      <text:p text:style-name="Standard"><text:span text:style-name="T2"><text:tab/>}</text:span></text:p>
      <text:p text:style-name="P1"/>
      <text:p text:style-name="Standard"><text:span text:style-name="T2"><text:tab/></text:span><text:span text:style-name="T7">//Die Anzahl eingeben</text:span></text:p>
      <text:p text:style-name="Standard"><text:span text:style-name="T2"><text:tab/>printf(</text:span><text:span text:style-name="T4">"Anzahl : \n"</text:span><text:span text:style-name="T2">);</text:span></text:p>
      <text:p text:style-name="Standard"><text:span text:style-name="T2"><text:tab/>n = scanf(</text:span><text:span text:style-name="T4">"%d"</text:span><text:span text:style-name="T2">, &amp;neu_elem.anzahl);</text:span></text:p>
      <text:p text:style-name="Standard"><text:span text:style-name="T2"><text:tab/>getchar();</text:span></text:p>
      <text:p text:style-name="Standard"><text:span text:style-name="T2"><text:tab/></text:span><text:span text:style-name="T5">while</text:span><text:span text:style-name="T2"> (!n || n == </text:span><text:span text:style-name="T3">EOF</text:span><text:span text:style-name="T2"> || neu_elem.anzahl &lt;= 0) {</text:span></text:p>
      <text:p text:style-name="Standard"><text:span text:style-name="T2"><text:tab/><text:tab/>printf(</text:span><text:span text:style-name="T4">"Geben Sie bitte die richtige Anzahl ein : \n"</text:span><text:span text:style-name="T2">);</text:span></text:p>
      <text:p text:style-name="Standard"><text:span text:style-name="T2"><text:tab/><text:tab/>n = scanf(</text:span><text:span text:style-name="T4">"%d"</text:span><text:span text:style-name="T2">, &amp;neu_elem.anzahl);</text:span></text:p>
      <text:p text:style-name="Standard"><text:span text:style-name="T2"><text:tab/><text:tab/>getchar();</text:span></text:p>
      <text:p text:style-name="Standard"><text:span text:style-name="T2"><text:tab/>}</text:span></text:p>
      <text:p text:style-name="P1"/>
      <text:p text:style-name="P1"/>
      <text:p text:style-name="Standard"><text:span text:style-name="T2"><text:tab/></text:span><text:span text:style-name="T7">//Für alle Elementen wird der Status eingesetzt</text:span></text:p>
      <text:p text:style-name="Standard"><text:span text:style-name="T2"><text:tab/>strcpy(neu_elem.status, </text:span><text:span text:style-name="T4">"BESTELLT"</text:span><text:span text:style-name="T2">);</text:span></text:p>
      <text:p text:style-name="Standard"><text:span text:style-name="T2"><text:tab/></text:span><text:span text:style-name="T7">//Lieferungsdatum auf Null setzen</text:span></text:p>
      <text:p text:style-name="Standard"><text:span text:style-name="T2"><text:tab/>strcpy(neu_elem.ldatum, </text:span><text:span text:style-name="T4">" "</text:span><text:span text:style-name="T2">);</text:span></text:p>
      <text:p text:style-name="P1"/>
      <text:p text:style-name="Standard"><text:span text:style-name="T2"><text:tab/>einfuegen(</text:span><text:span text:style-name="T1">ptr_liste</text:span><text:span text:style-name="T2">, neu_elem.bestellnr, neu_elem.datum, neu_elem.artikel, neu_elem.anzahl, neu_elem.kundennr, neu_elem.status, neu_elem.ldatum);</text:span></text:p>
      <text:p text:style-name="Standard"><text:span text:style-name="T2">}</text:span></text:p>
      <text:p text:style-name="P1"/>
      <text:p text:style-name="Standard"><text:span text:style-name="T5">void</text:span><text:span text:style-name="T2"> dateispr(</text:span><text:span text:style-name="T6">BESTELLUNG</text:span><text:span text:style-name="T2"> *</text:span><text:span text:style-name="T1">ptr_liste</text:span><text:span text:style-name="T2">)</text:span></text:p>
      <text:p text:style-name="Standard"><text:span text:style-name="T2">{</text:span></text:p>
      <text:p text:style-name="Standard"><text:span text:style-name="T2"><text:tab/></text:span><text:span text:style-name="T6">FILE</text:span><text:span text:style-name="T2"> *fdatei;</text:span></text:p>
      <text:p text:style-name="Standard"><text:span text:style-name="T2"><text:tab/></text:span><text:span text:style-name="T6">BESTELLUNG</text:span><text:span text:style-name="T2"> *ptr; </text:span><text:span text:style-name="T7">//Hilfszeiger um alle Elemente abzulaufen</text:span></text:p>
      <text:p text:style-name="P1"/>
      <text:p text:style-name="Standard"><text:span text:style-name="T2"><text:tab/>ptr = </text:span><text:span text:style-name="T1">ptr_liste</text:span><text:span text:style-name="T2">;</text:span></text:p>
      <text:p text:style-name="Standard"><text:span text:style-name="T2"><text:tab/>fdatei = fopen(</text:span><text:span text:style-name="T4">"C://Prog//bestellungen.txt"</text:span><text:span text:style-name="T2">, </text:span><text:span text:style-name="T4">"r+"</text:span><text:span text:style-name="T2">);</text:span></text:p>
      <text:p text:style-name="Standard"><text:span text:style-name="T2"><text:tab/></text:span><text:span text:style-name="T5">if</text:span><text:span text:style-name="T2"> (fdatei != </text:span><text:span text:style-name="T3">NULL</text:span><text:span text:style-name="T2">) {</text:span></text:p>
      <text:p text:style-name="P1"/>
      <text:p text:style-name="Standard"><text:span text:style-name="T2"><text:tab/><text:tab/></text:span><text:span text:style-name="T5">while</text:span><text:span text:style-name="T2"> (ptr != </text:span><text:span text:style-name="T3">NULL</text:span><text:span text:style-name="T2">)</text:span></text:p>
      <text:p text:style-name="Standard"><text:span text:style-name="T2"><text:tab/><text:tab/>{</text:span></text:p>
      <text:p text:style-name="Standard"><text:span text:style-name="T2"><text:tab/><text:tab/><text:tab/>fprintf(fdatei, </text:span><text:span text:style-name="T4">"%04d %s %07d %s %d %s %s\n"</text:span><text:span text:style-name="T2">, ptr-&gt;bestellnr, ptr-&gt;datum, ptr-&gt;kundennr, ptr-&gt;artikel, ptr-&gt;anzahl, ptr-&gt;status, ptr-&gt;ldatum);</text:span></text:p>
      <text:p text:style-name="Standard"><text:span text:style-name="T2"><text:tab/><text:tab/><text:tab/>ptr = ptr-&gt;next;</text:span></text:p>
      <text:p text:style-name="Standard"><text:span text:style-name="T2"><text:tab/><text:tab/>}</text:span></text:p>
      <text:p text:style-name="Standard"><text:span text:style-name="T2"><text:tab/>}</text:span></text:p>
      <text:p text:style-name="Standard"><text:span text:style-name="T2"><text:tab/></text:span><text:span text:style-name="T5">else</text:span><text:span text:style-name="T2"> printf(</text:span><text:span text:style-name="T4">"Fehler: Datei kann nicht geoeffnet werden"</text:span><text:span text:style-name="T2">);</text:span></text:p>
      <text:p text:style-name="P1"/>
      <text:p text:style-name="Standard"><text:span text:style-name="T2"><text:tab/>fclose(fdatei);</text:span></text:p>
      <text:p text:style-name="Standard"><text:span text:style-name="T2">}</text:span></text:p>
      <text:p text:style-name="P1"/>
      <text:p text:style-name="Standard"><text:span text:style-name="T5">void</text:span><text:span text:style-name="T2"> anzeigen(</text:span><text:span text:style-name="T6">BESTELLUNG</text:span><text:span text:style-name="T2"> *</text:span><text:span text:style-name="T1">ptr_liste</text:span><text:span text:style-name="T2">, </text:span><text:span text:style-name="T5">char</text:span><text:span text:style-name="T2"> *</text:span><text:span text:style-name="T1">ptr_status</text:span><text:span text:style-name="T2">)</text:span></text:p>
      <text:p text:style-name="Standard"><text:span text:style-name="T2">{</text:span></text:p>
      <text:p text:style-name="Standard"><text:span text:style-name="T2"><text:tab/></text:span><text:span text:style-name="T6">BESTELLUNG</text:span><text:span text:style-name="T2"> *ptr; </text:span><text:span text:style-name="T7">//Hilfszeiger um alle Elemente abzulaufen</text:span></text:p>
      <text:p text:style-name="P1"/>
      <text:p text:style-name="Standard"><text:span text:style-name="T2"><text:tab/>ptr = </text:span><text:span text:style-name="T1">ptr_liste</text:span><text:span text:style-name="T2">;</text:span></text:p>
      <text:p text:style-name="Standard"><text:span text:style-name="T2"><text:tab/></text:span><text:span text:style-name="T5">while</text:span><text:span text:style-name="T2"> (ptr != </text:span><text:span text:style-name="T3">NULL</text:span><text:span text:style-name="T2">)</text:span></text:p>
      <text:p text:style-name="Standard"><text:span text:style-name="T2"><text:tab/>{</text:span></text:p>
      <text:p text:style-name="Standard"><text:span text:style-name="T2"><text:tab/><text:tab/></text:span><text:span text:style-name="T5">if</text:span><text:span text:style-name="T2"> (!strcmp(</text:span><text:span text:style-name="T1">ptr_status</text:span><text:span text:style-name="T2">, ptr-&gt;status) || !strcmp(</text:span><text:span text:style-name="T1">ptr_status</text:span><text:span text:style-name="T2">, </text:span><text:span text:style-name="T4">"ALLE"</text:span><text:span text:style-name="T2">))</text:span></text:p>
      <text:p text:style-name="Standard"><text:span text:style-name="T2"><text:tab/><text:tab/><text:tab/>printf(</text:span><text:span text:style-name="T4">"\n%04d %s %07d %s %d %s %s\n"</text:span><text:span text:style-name="T2">, ptr-&gt;bestellnr, ptr-&gt;datum, ptr-&gt;kundennr, ptr-&gt;artikel, ptr-&gt;anzahl, ptr-&gt;status, ptr-&gt;ldatum);</text:span></text:p>
      <text:p text:style-name="Standard"><text:span text:style-name="T2"><text:tab/><text:tab/>ptr = ptr-&gt;next;</text:span></text:p>
      <text:p text:style-name="Standard"><text:soft-page-break/><text:span text:style-name="T2"><text:tab/>}</text:span></text:p>
      <text:p text:style-name="Standard"><text:span text:style-name="T2">}</text:span></text:p>
      <text:p text:style-name="P1"/>
      <text:p text:style-name="Standard"><text:span text:style-name="T5">void</text:span><text:span text:style-name="T2"> status_neu(</text:span><text:span text:style-name="T6">BESTELLUNG</text:span><text:span text:style-name="T2"> *</text:span><text:span text:style-name="T1">ptr_liste</text:span><text:span text:style-name="T2">, </text:span><text:span text:style-name="T5">char</text:span><text:span text:style-name="T2"> *</text:span><text:span text:style-name="T1">ptr_status</text:span><text:span text:style-name="T2">, </text:span><text:span text:style-name="T5">int</text:span><text:span text:style-name="T2"> </text:span><text:span text:style-name="T1">bestellnr</text:span><text:span text:style-name="T2">)</text:span></text:p>
      <text:p text:style-name="Standard"><text:span text:style-name="T2">{</text:span></text:p>
      <text:p text:style-name="Standard"><text:span text:style-name="T2"><text:tab/></text:span><text:span text:style-name="T6">BESTELLUNG</text:span><text:span text:style-name="T2"> *ptr; </text:span><text:span text:style-name="T7">//Hilfszeiger um alle Elemente abzulaufen</text:span></text:p>
      <text:p text:style-name="Standard"><text:span text:style-name="T2"><text:tab/></text:span><text:span text:style-name="T5">char</text:span><text:span text:style-name="T2"> ldatum[11];</text:span></text:p>
      <text:p text:style-name="Standard"><text:span text:style-name="T2"><text:tab/></text:span><text:span text:style-name="T5">int</text:span><text:span text:style-name="T2"> n = 0;</text:span></text:p>
      <text:p text:style-name="Standard"><text:span text:style-name="T2"><text:tab/>ptr = </text:span><text:span text:style-name="T1">ptr_liste</text:span><text:span text:style-name="T2">;</text:span></text:p>
      <text:p text:style-name="Standard"><text:span text:style-name="T2"><text:tab/></text:span><text:span text:style-name="T5">while</text:span><text:span text:style-name="T2"> (ptr != </text:span><text:span text:style-name="T3">NULL</text:span><text:span text:style-name="T2">)</text:span></text:p>
      <text:p text:style-name="Standard"><text:span text:style-name="T2"><text:tab/>{</text:span></text:p>
      <text:p text:style-name="Standard"><text:span text:style-name="T2"><text:tab/><text:tab/></text:span><text:span text:style-name="T5">if</text:span><text:span text:style-name="T2"> (</text:span><text:span text:style-name="T1">bestellnr</text:span><text:span text:style-name="T2"> == ptr-&gt;bestellnr) {</text:span></text:p>
      <text:p text:style-name="Standard"><text:span text:style-name="T2"><text:tab/><text:tab/><text:tab/></text:span><text:span text:style-name="T5">if</text:span><text:span text:style-name="T2"> (!strcmp(</text:span><text:span text:style-name="T1">ptr_status</text:span><text:span text:style-name="T2">, </text:span><text:span text:style-name="T4">"GELIEFERT"</text:span><text:span text:style-name="T2">)) {</text:span></text:p>
      <text:p text:style-name="Standard"><text:span text:style-name="T2"><text:tab/><text:tab/><text:tab/><text:tab/></text:span><text:span text:style-name="T5">if</text:span><text:span text:style-name="T2"> (strcmp(ptr-&gt;status, </text:span><text:span text:style-name="T4">"BESTELLT"</text:span><text:span text:style-name="T2">)) {</text:span></text:p>
      <text:p text:style-name="Standard"><text:span text:style-name="T2"><text:tab/><text:tab/><text:tab/><text:tab/><text:tab/>printf(</text:span><text:span text:style-name="T4">"Die Bestellung kann nicht geliefert werden. Status: %s\n"</text:span><text:span text:style-name="T2">, ptr-&gt;status);</text:span></text:p>
      <text:p text:style-name="Standard"><text:span text:style-name="T2"><text:tab/><text:tab/><text:tab/><text:tab/><text:tab/></text:span><text:span text:style-name="T5">break</text:span><text:span text:style-name="T2">;</text:span></text:p>
      <text:p text:style-name="Standard"><text:span text:style-name="T2"><text:tab/><text:tab/><text:tab/><text:tab/>}</text:span></text:p>
      <text:p text:style-name="Standard"><text:span text:style-name="T2"><text:tab/><text:tab/><text:tab/>}</text:span></text:p>
      <text:p text:style-name="Standard"><text:span text:style-name="T2"><text:tab/><text:tab/><text:tab/></text:span><text:span text:style-name="T5">else</text:span><text:span text:style-name="T2"> </text:span><text:span text:style-name="T5">if</text:span><text:span text:style-name="T2"> (!strcmp(</text:span><text:span text:style-name="T1">ptr_status</text:span><text:span text:style-name="T2">, </text:span><text:span text:style-name="T4">"BEZAHLT"</text:span><text:span text:style-name="T2">)) {</text:span></text:p>
      <text:p text:style-name="Standard"><text:span text:style-name="T2"><text:tab/><text:tab/><text:tab/><text:tab/></text:span><text:span text:style-name="T5">if</text:span><text:span text:style-name="T2"> (strcmp(ptr-&gt;status, </text:span><text:span text:style-name="T4">"GELIEFERT"</text:span><text:span text:style-name="T2">)) {</text:span></text:p>
      <text:p text:style-name="Standard"><text:span text:style-name="T2"><text:tab/><text:tab/><text:tab/><text:tab/><text:tab/>printf(</text:span><text:span text:style-name="T4">"Die Bestellung kann nicht bezahlt werden. Status: %s\n"</text:span><text:span text:style-name="T2">, ptr-&gt;status);</text:span></text:p>
      <text:p text:style-name="Standard"><text:span text:style-name="T2"><text:tab/><text:tab/><text:tab/><text:tab/><text:tab/></text:span><text:span text:style-name="T5">break</text:span><text:span text:style-name="T2">;</text:span></text:p>
      <text:p text:style-name="Standard"><text:span text:style-name="T2"><text:tab/><text:tab/><text:tab/><text:tab/>}</text:span></text:p>
      <text:p text:style-name="Standard"><text:span text:style-name="T2"><text:tab/><text:tab/><text:tab/>}</text:span></text:p>
      <text:p text:style-name="P1"/>
      <text:p text:style-name="Standard"><text:span text:style-name="T2"><text:tab/><text:tab/><text:tab/>strcpy(ptr-&gt;status, </text:span><text:span text:style-name="T1">ptr_status</text:span><text:span text:style-name="T2">);</text:span></text:p>
      <text:p text:style-name="Standard"><text:span text:style-name="T2"><text:tab/><text:tab/><text:tab/></text:span><text:span text:style-name="T5">if</text:span><text:span text:style-name="T2"> (!strcmp(</text:span><text:span text:style-name="T1">ptr_status</text:span><text:span text:style-name="T2">, </text:span><text:span text:style-name="T4">"BEZAHLT"</text:span><text:span text:style-name="T2">)) {</text:span></text:p>
      <text:p text:style-name="Standard"><text:span text:style-name="T2"><text:tab/><text:tab/><text:tab/> <text:s text:c="3"/>printf(</text:span><text:span text:style-name="T4">"Geben Sie bitte das Datum der Bezahlung ein dd.mm.jjjj : \n"</text:span><text:span text:style-name="T2">);</text:span></text:p>
      <text:p text:style-name="Standard"><text:span text:style-name="T2"><text:tab/><text:tab/><text:tab/>n = scanf(</text:span><text:span text:style-name="T4">"%s"</text:span><text:span text:style-name="T2">, ldatum);</text:span></text:p>
      <text:p text:style-name="Standard"><text:span text:style-name="T2"><text:tab/><text:tab/><text:tab/>getchar();</text:span></text:p>
      <text:p text:style-name="Standard"><text:span text:style-name="T2"><text:tab/><text:tab/><text:tab/></text:span><text:span text:style-name="T5">while</text:span><text:span text:style-name="T2"> (!n || n == </text:span><text:span text:style-name="T3">EOF</text:span><text:span text:style-name="T2"> || strlen(ldatum) != 10 || ldatum[2] != </text:span><text:span text:style-name="T4">'.'</text:span><text:span text:style-name="T2"> || ldatum[5] != </text:span><text:span text:style-name="T4">'.'</text:span><text:span text:style-name="T2">) {</text:span></text:p>
      <text:p text:style-name="Standard"><text:span text:style-name="T2"><text:tab/><text:tab/><text:tab/>printf(</text:span><text:span text:style-name="T4">"Geben Sie das richtige Datum ein dd.mm.jjjj : \n"</text:span><text:span text:style-name="T2">);</text:span></text:p>
      <text:p text:style-name="Standard"><text:span text:style-name="T2"><text:tab/><text:tab/><text:tab/>n = scanf(</text:span><text:span text:style-name="T4">"%s"</text:span><text:span text:style-name="T2">, ldatum);</text:span></text:p>
      <text:p text:style-name="Standard"><text:span text:style-name="T2"><text:tab/><text:tab/><text:tab/>getchar();</text:span></text:p>
      <text:p text:style-name="Standard"><text:span text:style-name="T2"><text:tab/><text:tab/><text:tab/>}</text:span></text:p>
      <text:p text:style-name="Standard"><text:span text:style-name="T2"><text:tab/><text:tab/><text:tab/>}</text:span></text:p>
      <text:p text:style-name="Standard"><text:span text:style-name="T2"><text:tab/><text:tab/><text:tab/></text:span><text:span text:style-name="T5">if</text:span><text:span text:style-name="T2"> (!strcmp(</text:span><text:span text:style-name="T1">ptr_status</text:span><text:span text:style-name="T2">, </text:span><text:span text:style-name="T4">"GELIEFERT"</text:span><text:span text:style-name="T2">)) {</text:span></text:p>
      <text:p text:style-name="Standard"><text:span text:style-name="T2"><text:tab/><text:tab/><text:tab/><text:tab/>printf(</text:span><text:span text:style-name="T4">"Geben Sie das Datum der Lieferung ein dd.mm.jjjj : \n "</text:span><text:span text:style-name="T2">);</text:span></text:p>
      <text:p text:style-name="Standard"><text:span text:style-name="T2"><text:tab/><text:tab/><text:tab/><text:tab/>scanf(</text:span><text:span text:style-name="T4">"%s"</text:span><text:span text:style-name="T2">, ldatum);</text:span></text:p>
      <text:p text:style-name="Standard"><text:span text:style-name="T2"><text:tab/><text:tab/><text:tab/><text:tab/>getchar();</text:span></text:p>
      <text:p text:style-name="Standard"><text:span text:style-name="T2"><text:tab/><text:tab/><text:tab/><text:tab/></text:span><text:span text:style-name="T5">while</text:span><text:span text:style-name="T2"> (!n || n == </text:span><text:span text:style-name="T3">EOF</text:span><text:span text:style-name="T2"> || strlen(ldatum) != 10 || ldatum[2] != </text:span><text:span text:style-name="T4">'.'</text:span><text:span text:style-name="T2"> || ldatum[5] != </text:span><text:span text:style-name="T4">'.'</text:span><text:span text:style-name="T2">) {</text:span></text:p>
      <text:p text:style-name="Standard"><text:span text:style-name="T2"><text:tab/><text:tab/><text:tab/><text:tab/><text:tab/>printf(</text:span><text:span text:style-name="T4">"Geben Sie bitte das richtige Datum ein dd.mm.jjjj : \n"</text:span><text:span text:style-name="T2">);</text:span></text:p>
      <text:p text:style-name="Standard"><text:span text:style-name="T2"><text:tab/><text:tab/><text:tab/><text:tab/><text:tab/>n = scanf(</text:span><text:span text:style-name="T4">"%s"</text:span><text:span text:style-name="T2">, ldatum);</text:span></text:p>
      <text:p text:style-name="Standard"><text:span text:style-name="T2"><text:tab/><text:tab/><text:tab/><text:tab/><text:tab/>getchar();</text:span></text:p>
      <text:p text:style-name="Standard"><text:span text:style-name="T2"><text:tab/><text:tab/><text:tab/><text:tab/>}</text:span></text:p>
      <text:p text:style-name="Standard"><text:span text:style-name="T2"><text:tab/><text:tab/><text:tab/>}</text:span></text:p>
      <text:p text:style-name="Standard"><text:span text:style-name="T2"><text:tab/><text:tab/><text:tab/>strcpy(ptr-&gt;ldatum, ldatum);</text:span></text:p>
      <text:p text:style-name="Standard"><text:span text:style-name="T2"><text:tab/><text:tab/><text:tab/></text:span><text:span text:style-name="T5">break</text:span><text:span text:style-name="T2">;</text:span></text:p>
      <text:p text:style-name="Standard"><text:span text:style-name="T2"><text:tab/><text:tab/>}</text:span></text:p>
      <text:p text:style-name="Standard"><text:span text:style-name="T2"><text:tab/><text:tab/>ptr = ptr-&gt;next;</text:span></text:p>
      <text:p text:style-name="Standard"><text:span text:style-name="T2"><text:tab/>}</text:span></text:p>
      <text:p text:style-name="Standard"><text:span text:style-name="T2">}</text:span></text:p>
      <text:p text:style-name="P1"/>
      <text:p text:style-name="P1"/>
      <text:p text:style-name="Standard"><text:span text:style-name="T5">int</text:span><text:span text:style-name="T2"> main() {</text:span></text:p>
      <text:p text:style-name="Standard"><text:span text:style-name="T2"><text:tab/></text:span><text:span text:style-name="T6">BESTELLUNG</text:span><text:span text:style-name="T2"> *ptr_liste = </text:span><text:span text:style-name="T3">NULL</text:span><text:span text:style-name="T2">;</text:span></text:p>
      <text:p text:style-name="P1"/>
      <text:p text:style-name="Standard"><text:span text:style-name="T2"><text:tab/></text:span><text:span text:style-name="T5">int</text:span><text:span text:style-name="T2"> aktionnr = 0,</text:span></text:p>
      <text:p text:style-name="Standard"><text:soft-page-break/><text:span text:style-name="T2"><text:tab/><text:tab/>statusnr = 0,</text:span></text:p>
      <text:p text:style-name="Standard"><text:span text:style-name="T2"><text:tab/><text:tab/>bestellnr = 0;</text:span></text:p>
      <text:p text:style-name="Standard"><text:span text:style-name="T2"><text:tab/></text:span><text:span text:style-name="T7">//Datei wird eingenommen</text:span></text:p>
      <text:p text:style-name="Standard"><text:span text:style-name="T2"><text:tab/>datei(&amp;ptr_liste);</text:span></text:p>
      <text:p text:style-name="Standard"><text:span text:style-name="T2"><text:tab/></text:span><text:span text:style-name="T7">//Bestellungen verwalten:</text:span></text:p>
      <text:p text:style-name="Standard"><text:span text:style-name="T2"><text:tab/></text:span><text:span text:style-name="T5">while</text:span><text:span text:style-name="T2"> (1) {</text:span></text:p>
      <text:p text:style-name="Standard"><text:span text:style-name="T2"><text:tab/><text:tab/>printf(</text:span><text:span text:style-name="T4">"\nWas moechten Sie machen? (1, 2, 3, 4 oder 5 eingeben) :\n 1.Liste anzeigen \n 2.Bestellen \n 3.Liefern \n 4.Bezahlen \n 5.Ausgang\n "</text:span><text:span text:style-name="T2">);</text:span></text:p>
      <text:p text:style-name="Standard"><text:span text:style-name="T2"><text:tab/><text:tab/>scanf(</text:span><text:span text:style-name="T4">"%d"</text:span><text:span text:style-name="T2">, &amp;aktionnr);</text:span></text:p>
      <text:p text:style-name="Standard"><text:span text:style-name="T2"><text:tab/><text:tab/></text:span><text:span text:style-name="T5">if</text:span><text:span text:style-name="T2"> (aktionnr == 5) </text:span><text:span text:style-name="T5">break</text:span><text:span text:style-name="T2">;</text:span></text:p>
      <text:p text:style-name="Standard"><text:span text:style-name="T2"><text:tab/><text:tab/></text:span><text:span text:style-name="T5">switch</text:span><text:span text:style-name="T2"> (aktionnr) {</text:span></text:p>
      <text:p text:style-name="Standard"><text:span text:style-name="T2"><text:tab/><text:tab/></text:span><text:span text:style-name="T5">case</text:span><text:span text:style-name="T2"> 1:</text:span><text:span text:style-name="T7">//1.Liste anzeigen</text:span></text:p>
      <text:p text:style-name="Standard"><text:span text:style-name="T2"><text:tab/><text:tab/><text:tab/>printf(</text:span><text:span text:style-name="T4">"\nWie lautet der Status der Bestellungen, die Sie angezeigt haben moechten: \n1-BESTELLT,\n2-GELIEFERT,\n3-BEZAHLT, \nalle Bestellungen zeigen\n"</text:span><text:span text:style-name="T2">);</text:span></text:p>
      <text:p text:style-name="Standard"><text:span text:style-name="T2"><text:tab/><text:tab/><text:tab/>scanf(</text:span><text:span text:style-name="T4">"%d"</text:span><text:span text:style-name="T2">, &amp;statusnr);</text:span></text:p>
      <text:p text:style-name="Standard"><text:span text:style-name="T2"><text:tab/><text:tab/><text:tab/></text:span><text:span text:style-name="T5">if</text:span><text:span text:style-name="T2"> (statusnr == 1)</text:span></text:p>
      <text:p text:style-name="Standard"><text:span text:style-name="T2"><text:tab/><text:tab/><text:tab/><text:tab/>anzeigen(ptr_liste, </text:span><text:span text:style-name="T4">"BESTELLT"</text:span><text:span text:style-name="T2">);</text:span></text:p>
      <text:p text:style-name="Standard"><text:span text:style-name="T2"><text:tab/><text:tab/><text:tab/></text:span><text:span text:style-name="T5">else</text:span><text:span text:style-name="T2"> </text:span><text:span text:style-name="T5">if</text:span><text:span text:style-name="T2"> (statusnr == 2)</text:span></text:p>
      <text:p text:style-name="Standard"><text:span text:style-name="T2"><text:tab/><text:tab/><text:tab/><text:tab/>anzeigen(ptr_liste, </text:span><text:span text:style-name="T4">"GELIEFERT"</text:span><text:span text:style-name="T2">);</text:span></text:p>
      <text:p text:style-name="Standard"><text:span text:style-name="T2"><text:tab/><text:tab/><text:tab/></text:span><text:span text:style-name="T5">else</text:span><text:span text:style-name="T2"> </text:span><text:span text:style-name="T5">if</text:span><text:span text:style-name="T2"> (statusnr == 3)</text:span></text:p>
      <text:p text:style-name="Standard"><text:span text:style-name="T2"><text:tab/><text:tab/><text:tab/><text:tab/>anzeigen(ptr_liste, </text:span><text:span text:style-name="T4">"BEZAHLT"</text:span><text:span text:style-name="T2">);</text:span></text:p>
      <text:p text:style-name="Standard"><text:span text:style-name="T2"><text:tab/><text:tab/><text:tab/></text:span><text:span text:style-name="T5">else</text:span><text:span text:style-name="T2"> anzeigen(ptr_liste, </text:span><text:span text:style-name="T4">"ALLE"</text:span><text:span text:style-name="T2">);</text:span></text:p>
      <text:p text:style-name="Standard"><text:span text:style-name="T2"><text:tab/><text:tab/><text:tab/></text:span><text:span text:style-name="T5">break</text:span><text:span text:style-name="T2">;</text:span></text:p>
      <text:p text:style-name="Standard"><text:span text:style-name="T2"><text:tab/><text:tab/></text:span><text:span text:style-name="T5">case</text:span><text:span text:style-name="T2"> 2:</text:span><text:span text:style-name="T7">//2.Einfuegen</text:span></text:p>
      <text:p text:style-name="Standard"><text:span text:style-name="T2"><text:tab/><text:tab/><text:tab/>aufnahme_bestellung(&amp;ptr_liste);</text:span></text:p>
      <text:p text:style-name="Standard"><text:span text:style-name="T2"><text:tab/><text:tab/><text:tab/></text:span><text:span text:style-name="T5">break</text:span><text:span text:style-name="T2">;</text:span></text:p>
      <text:p text:style-name="Standard"><text:span text:style-name="T2"><text:tab/><text:tab/></text:span><text:span text:style-name="T5">case</text:span><text:span text:style-name="T2"> 3:</text:span><text:span text:style-name="T7">//3.Liefern</text:span></text:p>
      <text:p text:style-name="Standard"><text:span text:style-name="T2"><text:tab/><text:tab/><text:tab/>printf(</text:span><text:span text:style-name="T4">"Geben Sie die Bestellnr. von der gelieferten Bestellung ein.\n"</text:span><text:span text:style-name="T2">);</text:span></text:p>
      <text:p text:style-name="Standard"><text:span text:style-name="T2"><text:tab/><text:tab/><text:tab/>scanf(</text:span><text:span text:style-name="T4">"%d"</text:span><text:span text:style-name="T2">, &amp;bestellnr);</text:span></text:p>
      <text:p text:style-name="Standard"><text:span text:style-name="T2"><text:tab/><text:tab/><text:tab/></text:span><text:span text:style-name="T5">if</text:span><text:span text:style-name="T2"> (bestellnr != 0)</text:span></text:p>
      <text:p text:style-name="Standard"><text:span text:style-name="T2"><text:tab/><text:tab/><text:tab/><text:tab/>status_neu(ptr_liste, </text:span><text:span text:style-name="T4">"GELIEFERT"</text:span><text:span text:style-name="T2">, bestellnr);</text:span></text:p>
      <text:p text:style-name="Standard"><text:span text:style-name="T2"><text:tab/><text:tab/><text:tab/></text:span><text:span text:style-name="T5">break</text:span><text:span text:style-name="T2">;</text:span></text:p>
      <text:p text:style-name="Standard"><text:span text:style-name="T2"><text:tab/><text:tab/></text:span><text:span text:style-name="T5">case</text:span><text:span text:style-name="T2"> 4:</text:span><text:span text:style-name="T7">//4.Bezahlen</text:span></text:p>
      <text:p text:style-name="Standard"><text:span text:style-name="T2"><text:tab/><text:tab/><text:tab/>printf(</text:span><text:span text:style-name="T4">"Geben Sie die Bestellnr. von der bezahlten Bestellung ein.\n"</text:span><text:span text:style-name="T2">);</text:span></text:p>
      <text:p text:style-name="Standard"><text:span text:style-name="T2"><text:tab/><text:tab/><text:tab/>scanf(</text:span><text:span text:style-name="T4">"%d"</text:span><text:span text:style-name="T2">, &amp;bestellnr);</text:span></text:p>
      <text:p text:style-name="Standard"><text:span text:style-name="T2"><text:tab/><text:tab/><text:tab/></text:span><text:span text:style-name="T5">if</text:span><text:span text:style-name="T2"> (bestellnr != 0)</text:span></text:p>
      <text:p text:style-name="Standard"><text:span text:style-name="T2"><text:tab/><text:tab/><text:tab/><text:tab/>status_neu(ptr_liste, </text:span><text:span text:style-name="T4">"BEZAHLT"</text:span><text:span text:style-name="T2">, bestellnr);</text:span></text:p>
      <text:p text:style-name="P1"/>
      <text:p text:style-name="Standard"><text:span text:style-name="T2"><text:tab/><text:tab/><text:tab/></text:span><text:span text:style-name="T5">break</text:span><text:span text:style-name="T2">;</text:span></text:p>
      <text:p text:style-name="Standard"><text:span text:style-name="T2"><text:tab/><text:tab/></text:span><text:span text:style-name="T5">default</text:span><text:span text:style-name="T2">: </text:span><text:span text:style-name="T5">break</text:span><text:span text:style-name="T2">;</text:span></text:p>
      <text:p text:style-name="Standard"><text:span text:style-name="T2"><text:tab/><text:tab/>}</text:span></text:p>
      <text:p text:style-name="P1"/>
      <text:p text:style-name="Standard"><text:span text:style-name="T2"><text:tab/>}</text:span></text:p>
      <text:p text:style-name="P1"/>
      <text:p text:style-name="Standard"><text:span text:style-name="T2"><text:tab/>dateispr(ptr_liste);</text:span></text:p>
      <text:p text:style-name="Standard"><text:span text:style-name="T2"><text:tab/>getchar();</text:span></text:p>
      <text:p text:style-name="Standard"><text:span text:style-name="T2">}</text:span></text:p>
      <text:p text:style-name="P1"/>
      <text:p text:style-name="Standard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21:29:21.510000000</meta:creation-date>
    <dc:date>2016-01-25T22:44:41.671000000</dc:date>
    <meta:editing-duration>PT14M56S</meta:editing-duration>
    <meta:editing-cycles>1</meta:editing-cycles>
    <meta:document-statistic meta:table-count="0" meta:image-count="0" meta:object-count="0" meta:page-count="5" meta:paragraph-count="255" meta:word-count="960" meta:character-count="7898" meta:non-whitespace-character-count="6646"/>
    <meta:generator>LibreOffice/4.4.6.3$Windows_x86 LibreOffice_project/e8938fd3328e95dcf59dd64e7facd2c7d67c704d</meta:generator>
  </office:meta>
</office:document-meta>
</file>